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Courier 10 Pitch" fo:font-size="8pt" style:font-size-asian="8pt" style:font-size-complex="8pt"/>
    </style:style>
    <style:style style:name="P2" style:family="paragraph" style:parent-style-name="Standard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style:font-name="Courier 10 Pitch" fo:font-size="8pt" style:font-size-asian="8pt" style:font-size-complex="8pt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text-properties style:font-name="Courier 10 Pitch" fo:font-size="8pt" style:font-size-asian="8pt" style:font-size-complex="8pt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VN</text:p>
      <text:p text:style-name="Standard"/>
      <text:p text:style-name="P6">Checkout trunk</text:p>
      <text:p text:style-name="Standard">&lt;in lab&gt;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2">svn co file:///gaba/svn/netgpu/omni/trunk/ </text:span><text:span text:style-name="T2">omni.trunk</text:span></text:p>
          </table:table-cell>
        </table:table-row>
      </table:table>
      <text:p text:style-name="Standard"/>
      <text:p text:style-name="Standard">&lt;from home&gt;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svn co svn+ssh://&lt;name&gt;@gliamac.mit.edu/gaba/svn/netgpu/omni/trunk omni.trunk</text:p>
          </table:table-cell>
        </table:table-row>
      </table:table>
      <text:p text:style-name="P5"><text:line-break/><text:span text:style-name="T3">Branch off from Trunk</text:span></text:p>
      <text:p text:style-name="Standard">&lt;make the branch&gt;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">svn mkdir file:///gaba/svn/netgpu/omni/branches/&lt;name&gt;</text:p>
            <text:p text:style-name="P1"/>
            <text:p text:style-name="P1">svn copy file:///gaba/svn/netgpu/omni/trunk/omni <text:s/>file:///gaba/svn/netgpu/omni/branches/&lt;name&gt;/omni</text:p>
          </table:table-cell>
        </table:table-row>
      </table:table>
      <text:p text:style-name="Standard"/>
      <text:p text:style-name="P6">Checkout branch</text:p>
      <text:p text:style-name="Standard">assumes bootstrap.pl completed in your copy of trunk—i.e. all libraries built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mkdir omni.branch<text:line-break/>cd omni.branch<text:line-break/>svn co file:///gaba/svn/netgpu/omni/branches/&lt;name&gt;/omni<text:line-break/>ln -s ~/omni.trunk/external/<text:line-break/>ln -s ~/omni.trunk/bootstrap.pl</text:p>
          </table:table-cell>
        </table:table-row>
      </table:table>
      <text:p text:style-name="Standard"><text:a xlink:type="simple" xlink:href="http://bootstrap.pl/" office:target-frame-name="_blank" xlink:show="new"/></text:p>
      <text:p text:style-name="Standard"><text:a xlink:type="simple" xlink:href="http://bootstrap.pl/" office:target-frame-name="_blank" xlink:show="new">Checkout Branch (stable)</text:a></text:p>
      <text:p text:style-name="Standard"><text:a xlink:type="simple" xlink:href="http://bootstrap.pl/" office:target-frame-name="_blank" xlink:show="new">svn co file:///gaba/svn/netgpu/omni/branches/stable-00/trunk omni.stable</text:a></text:p>
      <text:p text:style-name="Standard"><text:a xlink:type="simple" xlink:href="http://bootstrap.pl/" office:target-frame-name="_blank" xlink:show="new"/></text:p>
      <text:p text:style-name="P6">Enable svnmerge.py tracking of the local copy of your branch</text:p>
      <text:p text:style-name="P7">from http://www.orcaware.com/svn/wiki/Svnmerge.py#Development_branche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">cd omni.branch/omni</text:p>
            <text:p text:style-name="P8">~/omni.trunk/external/svnmerge.py init</text:p>
            <text:p text:style-name="P8">svn ci -F svnmerge-commit-message.txt</text:p>
            <text:p text:style-name="P8">rm svnmerge-commit-message.txt</text:p>
          </table:table-cell>
        </table:table-row>
      </table:table>
      <text:p text:style-name="Standard"><text:line-break/><text:span text:style-name="T3">Merge from trunk into your branch</text:span></text:p>
      <text:p text:style-name="P2">from http://www.orcaware.com/svn/wiki/Svnmerge.py#Development_branche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reformatted_20_Text"><text:span text:style-name="T1">cd</text:span><text:span text:style-name="T2"> omni.branch/omni</text:span></text:p>
            <text:p text:style-name="P8">~/omni.trunk/external/svnmerge.py avail <text:s text:c="14"/># show only the revision numbers</text:p>
            <text:p text:style-name="P8">~/omni.trunk/external/svnmerge.py avail --log <text:s text:c="8"/># show logs of the revisions</text:p>
            <text:p text:style-name="P8">~/omni.trunk/external/svnmerge.py avail --diff <text:s text:c="7"/># show diffs of the revisions</text:p>
            <text:p text:style-name="P8">~/omni.trunk/external/svnmerge.py merge -r4500,4671,4812 <text:s/># merge specific revision(s)</text:p>
            <text:p text:style-name="P8">~/omni.trunk/external/svnmerge.py block -r4500,4671,4812 <text:s/># block specific revision(s)</text:p>
          </table:table-cell>
        </table:table-row>
      </table:table>
      <text:p text:style-name="Standard"><text:line-break/><text:span text:style-name="T3">Ignoring Certain files</text:span></text:p>
      <text:p text:style-name="P2">from http://blog.bogojoker.com/2008/07/command-line-svnignore-a-file/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8"># To ignore a single file:</text:p>
            <text:p text:style-name="P8">svn propset svn:ignore ignore_me.txt .</text:p>
            <text:p text:style-name="P8">svn commit <text:s text:c="17"/># commit</text:p>
            <text:p text:style-name="P8"/>
            <text:p text:style-name="P8"># To edit the ignore list in the current folder:</text:p>
            <text:p text:style-name="P8">svn propedit svn:ignore . <text:s text:c="2"/># Will open an editor (SVN_EDITOR, EDITOR)</text:p>
            <text:p text:style-name="P8">&lt;add new line w/ file or folder name to ignore; wildcards allowed&gt;</text:p>
            <text:p text:style-name="P8">svn propget svn:ignore . <text:s text:c="3"/># See the properties</text:p>
            <text:p text:style-name="P8">svn status --no-ignore <text:s text:c="5"/># 'I' next to the ignored files</text:p>
            <text:p text:style-name="P8">svn commit <text:s text:c="17"/># commit</text:p>
            <text:p text:style-name="P8"><text:soft-page-break/></text:p>
            <text:p text:style-name="P8"># To ignore files recursively</text:p>
            <text:p text:style-name="P8">&lt;todo!&gt;</text:p>
          </table:table-cell>
        </table:table-row>
      </table:table>
      <text:p text:style-name="Standard"/>
      <text:p text:style-name="P4">Create diff file between certain revision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8">svn diff -r 234:238 file:///gaba/svn/netgpu/omni/trunk/omni \ file:///gaba/svn/netgpu/omni/branches/&lt;name&gt;/omni</text:p>
          </table:table-cell>
        </table:table-row>
      </table:table>
      <text:p text:style-name="Standard"/>
      <text:p text:style-name="Standard">find . -name '*.h' | xargs -i svn merge -r HEAD:PREV {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10-01-14T17:11:11</meta:creation-date>
    <dc:creator>Michael Purcaro</dc:creator>
    <dc:date>2010-02-03T18:23:18</dc:date>
    <meta:editing-cycles>40</meta:editing-cycles>
    <meta:editing-duration>PT34M25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2" meta:paragraph-count="45" meta:word-count="330" meta:character-count="2261"/>
  </office:meta>
</office:document-meta>
</file>